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loext:contextual-spacing="false" fo:orphans="2" fo:widows="2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riaDB [(none)]&gt; show databases;</text:p>
      <text:p text:style-name="P1">+--------------------+</text:p>
      <text:p text:style-name="P1">| Database <text:s text:c="10"/>|</text:p>
      <text:p text:style-name="P1">+--------------------+</text:p>
      <text:p text:style-name="P1">| blog <text:s text:c="14"/>|</text:p>
      <text:p text:style-name="P1">| ggcsss <text:s text:c="12"/>|</text:p>
      <text:p text:style-name="P1">| hr <text:s text:c="16"/>|</text:p>
      <text:p text:style-name="P1">| information_schema |</text:p>
      <text:p text:style-name="P1">| mysql <text:s text:c="13"/>|</text:p>
      <text:p text:style-name="P1">| nuces <text:s text:c="13"/>|</text:p>
      <text:p text:style-name="P1">| performance_schema |</text:p>
      <text:p text:style-name="P1">| phpmyadmin <text:s text:c="8"/>|</text:p>
      <text:p text:style-name="P1">| sales_co <text:s text:c="10"/>|</text:p>
      <text:p text:style-name="P1">| test <text:s text:c="14"/>|</text:p>
      <text:p text:style-name="P1">| themepark <text:s text:c="9"/>|</text:p>
      <text:p text:style-name="P1">| thm <text:s text:c="15"/>|</text:p>
      <text:p text:style-name="P1">| uni_a <text:s text:c="13"/>|</text:p>
      <text:p text:style-name="P1">| uni_b <text:s text:c="13"/>|</text:p>
      <text:p text:style-name="P1">| university <text:s text:c="8"/>|</text:p>
      <text:p text:style-name="P1">+--------------------+</text:p>
      <text:p text:style-name="P1">15 rows in set (0.04 sec)</text:p>
      <text:p text:style-name="P3"/>
      <text:p text:style-name="P1">MariaDB [(none)]&gt; use nuces;</text:p>
      <text:p text:style-name="P1">Database changed</text:p>
      <text:p text:style-name="P1">MariaDB [nuces]&gt; show tables;</text:p>
      <text:p text:style-name="P1">+-----------------+</text:p>
      <text:p text:style-name="P1">| Tables_in_nuces |</text:p>
      <text:p text:style-name="P1">+-----------------+</text:p>
      <text:p text:style-name="P1">| address <text:s text:c="8"/>|</text:p>
      <text:p text:style-name="P1">| employee <text:s text:c="7"/>|</text:p>
      <text:p text:style-name="P1">| student <text:s text:c="8"/>|</text:p>
      <text:p text:style-name="P1">+-----------------+</text:p>
      <text:p text:style-name="P1">3 rows in set (0.00 sec)</text:p>
      <text:p text:style-name="P3"/>
      <text:p text:style-name="P1">MariaDB [nuces]&gt; drop table employee;</text:p>
      <text:p text:style-name="P1">Query OK, 0 rows affected (0.07 sec)</text:p>
      <text:p text:style-name="P3"/>
      <text:p text:style-name="P1">MariaDB [nuces]&gt; show tables;</text:p>
      <text:p text:style-name="P1">+-----------------+</text:p>
      <text:p text:style-name="P1">| Tables_in_nuces |</text:p>
      <text:p text:style-name="P1">+-----------------+</text:p>
      <text:p text:style-name="P1">| address <text:s text:c="8"/>|</text:p>
      <text:p text:style-name="P1">| student <text:s text:c="8"/>|</text:p>
      <text:p text:style-name="P1">+-----------------+</text:p>
      <text:p text:style-name="P1">2 rows in set (0.00 sec)</text:p>
      <text:p text:style-name="P3"/>
      <text:p text:style-name="P1">MariaDB [nuces]&gt; CREATE TABLE employee(</text:p>
      <text:p text:style-name="P2"><text:s text:c="4"/><text:span text:style-name="T1">-&gt; EmpId INT PRIMARY KEY AUTO INCREMENT,</text:span></text:p>
      <text:p text:style-name="P2"><text:s text:c="4"/><text:span text:style-name="T1">-&gt; EmpName VARCHAR(30) NOT NULL,</text:span></text:p>
      <text:p text:style-name="P2"><text:s text:c="4"/><text:span text:style-name="T1">-&gt; Gender CHAR(1) NOT NULL DEFAULT 'F',</text:span></text:p>
      <text:p text:style-name="P2"><text:s text:c="4"/><text:span text:style-name="T1">-&gt; NIC CHAR(15) NOT NULL UNIQUE);</text:span></text:p>
      <text:p text:style-name="P1">ERROR 1064 (42000): You have an error in your SQL syntax; check the manual that corresponds to your MariaDB server version for the right syntax to use near 'AUTO INCREMENT,</text:p>
      <text:p text:style-name="P1">EmpName VARCHAR(30) NOT NULL,</text:p>
      <text:p text:style-name="P1">Gender CHAR(1) NOT NULL DEFAULT 'F' at line 2</text:p>
      <text:p text:style-name="P1">MariaDB [nuces]&gt; CREATE TABLE employee(</text:p>
      <text:p text:style-name="P2"><text:s text:c="4"/><text:span text:style-name="T1">-&gt; EmpId INT PRIMARY KEY AUTO_INCREMENT,</text:span></text:p>
      <text:p text:style-name="P2"><text:s text:c="4"/><text:span text:style-name="T1">-&gt; EmpName VARCHAR(30) NOT NULL,</text:span></text:p>
      <text:p text:style-name="P2"><text:soft-page-break/><text:s text:c="4"/><text:span text:style-name="T1">-&gt; Gender CHAR(1) NOT NULL DEFAULT 'F',</text:span></text:p>
      <text:p text:style-name="P2"><text:s text:c="4"/><text:span text:style-name="T1">-&gt; NIC CHAR(15) NOT NULL UNIQUE);</text:span></text:p>
      <text:p text:style-name="P1">Query OK, 0 rows affected (0.04 sec)</text:p>
      <text:p text:style-name="P3"/>
      <text:p text:style-name="P1">MariaDB [nuces]&gt; DESCRIBE EMPLOYEE;</text:p>
      <text:p text:style-name="P1">+---------+-------------+------+-----+---------+----------------+</text:p>
      <text:p text:style-name="P1">| Field <text:s text:c="2"/>| Type <text:s text:c="7"/>| Null | Key | Default | Extra <text:s text:c="9"/>|</text:p>
      <text:p text:style-name="P1">+---------+-------------+------+-----+---------+----------------+</text:p>
      <text:p text:style-name="P1">| EmpId <text:s text:c="2"/>| int(11) <text:s text:c="4"/>| NO <text:s text:c="2"/>| PRI | NULL <text:s text:c="3"/>| auto_increment |</text:p>
      <text:p text:style-name="P1">| EmpName | varchar(30) | NO <text:s text:c="2"/>| <text:s text:c="4"/>| NULL <text:s text:c="3"/>| <text:s text:c="15"/>|</text:p>
      <text:p text:style-name="P1">| Gender <text:s/>| char(1) <text:s text:c="4"/>| NO <text:s text:c="2"/>| <text:s text:c="4"/>| F <text:s text:c="6"/>| <text:s text:c="15"/>|</text:p>
      <text:p text:style-name="P1">| NIC <text:s text:c="4"/>| char(15) <text:s text:c="3"/>| NO <text:s text:c="2"/>| UNI | NULL <text:s text:c="3"/>| <text:s text:c="15"/>|</text:p>
      <text:p text:style-name="P1">+---------+-------------+------+-----+---------+----------------+</text:p>
      <text:p text:style-name="P1">4 rows in set (0.02 sec)</text:p>
      <text:p text:style-name="P3"/>
      <text:p text:style-name="P1">MariaDB [nuces]&gt; CREATE TABLE TestScore(</text:p>
      <text:p text:style-name="P2"><text:s text:c="4"/><text:span text:style-name="T1">-&gt; UserId INT,</text:span></text:p>
      <text:p text:style-name="P2"><text:s text:c="4"/><text:span text:style-name="T1">-&gt; TestId INT,</text:span></text:p>
      <text:p text:style-name="P2"><text:s text:c="4"/><text:span text:style-name="T1">-&gt; TestDate DATE,</text:span></text:p>
      <text:p text:style-name="P2"><text:s text:c="4"/><text:span text:style-name="T1">-&gt; Score NUMERIC(3,2),</text:span></text:p>
      <text:p text:style-name="P2"><text:s text:c="4"/><text:span text:style-name="T1">-&gt; PRIMARY KEY(UserId, TestId, TestDate));</text:span></text:p>
      <text:p text:style-name="P1">Query OK, 0 rows affected (0.04 sec)</text:p>
      <text:p text:style-name="P3"/>
      <text:p text:style-name="P1">MariaDB [nuces]&gt; describe testscore;</text:p>
      <text:p text:style-name="P1">+----------+--------------+------+-----+---------+-------+</text:p>
      <text:p text:style-name="P1">| Field <text:s text:c="3"/>| Type <text:s text:c="8"/>| Null | Key | Default | Extra |</text:p>
      <text:p text:style-name="P1">+----------+--------------+------+-----+---------+-------+</text:p>
      <text:p text:style-name="P1">| UserId <text:s text:c="2"/>| int(11) <text:s text:c="5"/>| NO <text:s text:c="2"/>| PRI | NULL <text:s text:c="3"/>| <text:s text:c="6"/>|</text:p>
      <text:p text:style-name="P1">| TestId <text:s text:c="2"/>| int(11) <text:s text:c="5"/>| NO <text:s text:c="2"/>| PRI | NULL <text:s text:c="3"/>| <text:s text:c="6"/>|</text:p>
      <text:p text:style-name="P1">| TestDate | date <text:s text:c="8"/>| NO <text:s text:c="2"/>| PRI | NULL <text:s text:c="3"/>| <text:s text:c="6"/>|</text:p>
      <text:p text:style-name="P1">| Score <text:s text:c="3"/>| decimal(3,2) | YES <text:s/>| <text:s text:c="4"/>| NULL <text:s text:c="3"/>| <text:s text:c="6"/>|</text:p>
      <text:p text:style-name="P1">+----------+--------------+------+-----+---------+-------+</text:p>
      <text:p text:style-name="P1">4 rows in set (0.02 sec)</text:p>
      <text:p text:style-name="P3"/>
      <text:p text:style-name="P3"/>
      <text:p text:style-name="P1">Syntax (INSERT):</text:p>
      <text:p text:style-name="P1">INSERT INTO tbl_name[(col_name1, col_name1, . . . )] VALUES(val1, val2, . . .);</text:p>
      <text:p text:style-name="P3"/>
      <text:p text:style-name="P1">MariaDB [nuces]&gt; describe employee;</text:p>
      <text:p text:style-name="P1">+---------+-------------+------+-----+---------+----------------+</text:p>
      <text:p text:style-name="P1">| Field <text:s text:c="2"/>| Type <text:s text:c="7"/>| Null | Key | Default | Extra <text:s text:c="9"/>|</text:p>
      <text:p text:style-name="P1">+---------+-------------+------+-----+---------+----------------+</text:p>
      <text:p text:style-name="P1">| EmpId <text:s text:c="2"/>| int(11) <text:s text:c="4"/>| NO <text:s text:c="2"/>| PRI | NULL <text:s text:c="3"/>| auto_increment |</text:p>
      <text:p text:style-name="P1">| EmpName | varchar(30) | NO <text:s text:c="2"/>| <text:s text:c="4"/>| NULL <text:s text:c="3"/>| <text:s text:c="15"/>|</text:p>
      <text:p text:style-name="P1">| Gender <text:s/>| char(1) <text:s text:c="4"/>| NO <text:s text:c="2"/>| <text:s text:c="4"/>| F <text:s text:c="6"/>| <text:s text:c="15"/>|</text:p>
      <text:p text:style-name="P1">| NIC <text:s text:c="4"/>| char(15) <text:s text:c="3"/>| NO <text:s text:c="2"/>| UNI | NULL <text:s text:c="3"/>| <text:s text:c="15"/>|</text:p>
      <text:p text:style-name="P1">+---------+-------------+------+-----+---------+----------------+</text:p>
      <text:p text:style-name="P1">4 rows in set (0.02 sec)</text:p>
      <text:p text:style-name="P3"/>
      <text:p text:style-name="P1">MariaDB [nuces]&gt; INSERT INTO employee VALUES(1, 'Ali', 'M','17301-123456-7');</text:p>
      <text:p text:style-name="P1">Query OK, 1 row affected (0.01 sec)</text:p>
      <text:p text:style-name="P3"/>
      <text:p text:style-name="P1">MariaDB [nuces]&gt; SELECT * FROM EMPLOYEE;</text:p>
      <text:p text:style-name="P1">+-------+---------+--------+----------------+</text:p>
      <text:p text:style-name="P1">| EmpId | EmpName | Gender | NIC <text:s text:c="11"/>|</text:p>
      <text:p text:style-name="P1">+-------+---------+--------+----------------+</text:p>
      <text:p text:style-name="P1">| <text:s text:c="4"/>1 | Ali <text:s text:c="4"/>| M <text:s text:c="5"/>| 17301-123456-7 |</text:p>
      <text:p text:style-name="P1">+-------+---------+--------+----------------+</text:p>
      <text:p text:style-name="P1">1 row in set (0.00 sec)</text:p>
      <text:p text:style-name="P3"><text:soft-page-break/></text:p>
      <text:p text:style-name="P1">MariaDB [nuces]&gt; INSERT INTO employee VALUES('Ahmad', 'M','17398-123456-7');</text:p>
      <text:p text:style-name="P1">ERROR 1136 (21S01): Column count doesn't match value count at row 1</text:p>
      <text:p text:style-name="P1">MariaDB [nuces]&gt; INSERT INTO employee(EmpName, Gender, NIC) VALUES('Ahmad', 'M','17398-123456-7');</text:p>
      <text:p text:style-name="P1">Query OK, 1 row affected (0.01 sec)</text:p>
      <text:p text:style-name="P3"/>
      <text:p text:style-name="P1">MariaDB [nuces]&gt; SELECT * FROM EMPLOYEE;</text:p>
      <text:p text:style-name="P1">+-------+---------+--------+----------------+</text:p>
      <text:p text:style-name="P1">| EmpId | EmpName | Gender | NIC <text:s text:c="11"/>|</text:p>
      <text:p text:style-name="P1">+-------+---------+--------+----------------+</text:p>
      <text:p text:style-name="P1">| <text:s text:c="4"/>1 | Ali <text:s text:c="4"/>| M <text:s text:c="5"/>| 17301-123456-7 |</text:p>
      <text:p text:style-name="P1">| <text:s text:c="4"/>2 | Ahmad <text:s text:c="2"/>| M <text:s text:c="5"/>| 17398-123456-7 |</text:p>
      <text:p text:style-name="P1">+-------+---------+--------+----------------+</text:p>
      <text:p text:style-name="P1">2 rows in set (0.00 sec)</text:p>
      <text:p text:style-name="P3"/>
      <text:p text:style-name="P1">MariaDB [nuces]&gt; INSERT INTO employee(EmpName, NIC) VALUES('Aalia','17398-123426-8');</text:p>
      <text:p text:style-name="P1">Query OK, 1 row affected (0.01 sec)</text:p>
      <text:p text:style-name="P3"/>
      <text:p text:style-name="P1">MariaDB [nuces]&gt; SELECT * FROM EMPLOYEE;</text:p>
      <text:p text:style-name="P1">+-------+---------+--------+----------------+</text:p>
      <text:p text:style-name="P1">| EmpId | EmpName | Gender | NIC <text:s text:c="11"/>|</text:p>
      <text:p text:style-name="P1">+-------+---------+--------+----------------+</text:p>
      <text:p text:style-name="P1">| <text:s text:c="4"/>1 | Ali <text:s text:c="4"/>| M <text:s text:c="5"/>| 17301-123456-7 |</text:p>
      <text:p text:style-name="P1">| <text:s text:c="4"/>2 | Ahmad <text:s text:c="2"/>| M <text:s text:c="5"/>| 17398-123456-7 |</text:p>
      <text:p text:style-name="P1">| <text:s text:c="4"/>3 | Aalia <text:s text:c="2"/>| F <text:s text:c="5"/>| 17398-123426-8 |</text:p>
      <text:p text:style-name="P1">+-------+---------+--------+----------------+</text:p>
      <text:p text:style-name="P1">3 rows in set (0.00 sec)</text:p>
      <text:p text:style-name="P3"/>
      <text:p text:style-name="P1">MariaDB [nuces]&gt; INSERT INTO employee(EmpName, Gender, NIC) VALUES('Javed', 'M','17398-123456-7');</text:p>
      <text:p text:style-name="P1">ERROR 1062 (23000): Duplicate entry '17398-123456-7' for key 'NIC'</text:p>
      <text:p text:style-name="P3"/>
      <text:p text:style-name="P1">MariaDB [nuces]&gt; select * from employee;</text:p>
      <text:p text:style-name="P1">+-------+---------+--------+----------------+</text:p>
      <text:p text:style-name="P1">| EmpId | EmpName | Gender | NIC <text:s text:c="11"/>|</text:p>
      <text:p text:style-name="P1">+-------+---------+--------+----------------+</text:p>
      <text:p text:style-name="P1">| <text:s text:c="4"/>1 | Ali <text:s text:c="4"/>| M <text:s text:c="5"/>| 17301-123456-7 |</text:p>
      <text:p text:style-name="P1">| <text:s text:c="4"/>2 | Ahmad <text:s text:c="2"/>| M <text:s text:c="5"/>| 17398-123456-7 |</text:p>
      <text:p text:style-name="P1">| <text:s text:c="4"/>3 | Aalia <text:s text:c="2"/>| F <text:s text:c="5"/>| 17398-123426-8 |</text:p>
      <text:p text:style-name="P1">+-------+---------+--------+----------------+</text:p>
      <text:p text:style-name="P1">3 rows in set (0.00 sec)</text:p>
      <text:p text:style-name="P3"/>
      <text:p text:style-name="P1">MariaDB [nuces]&gt; DELETE FROM EMPLOYEE WHERE EmpId = 2;</text:p>
      <text:p text:style-name="P1">Query OK, 1 row affected (0.01 sec)</text:p>
      <text:p text:style-name="P3"/>
      <text:p text:style-name="P1">MariaDB [nuces]&gt; select * from employee;</text:p>
      <text:p text:style-name="P1">+-------+---------+--------+----------------+</text:p>
      <text:p text:style-name="P1">| EmpId | EmpName | Gender | NIC <text:s text:c="11"/>|</text:p>
      <text:p text:style-name="P1">+-------+---------+--------+----------------+</text:p>
      <text:p text:style-name="P1">| <text:s text:c="4"/>1 | Ali <text:s text:c="4"/>| M <text:s text:c="5"/>| 17301-123456-7 |</text:p>
      <text:p text:style-name="P1">| <text:s text:c="4"/>3 | Aalia <text:s text:c="2"/>| F <text:s text:c="5"/>| 17398-123426-8 |</text:p>
      <text:p text:style-name="P1">+-------+---------+--------+----------------+</text:p>
      <text:p text:style-name="P1">2 rows in set (0.00 sec)</text:p>
      <text:p text:style-name="P3"/>
      <text:p text:style-name="P1">MariaDB [nuces]&gt; INSERT INTO employee(EmpName, Gender, NIC) VALUES('Shaheen', 'M','17111-123456-7');</text:p>
      <text:p text:style-name="P1">Query OK, 1 row affected (0.01 sec)</text:p>
      <text:p text:style-name="P3"><text:soft-page-break/></text:p>
      <text:p text:style-name="P1">MariaDB [nuces]&gt; INSERT INTO employee(EmpName, Gender, NIC) VALUES('Shaheen', 'F','17111-123456-8');</text:p>
      <text:p text:style-name="P1">Query OK, 1 row affected (0.01 sec)</text:p>
      <text:p text:style-name="P3"/>
      <text:p text:style-name="P1">MariaDB [nuces]&gt; select * from employee;</text:p>
      <text:p text:style-name="P1">+-------+---------+--------+----------------+</text:p>
      <text:p text:style-name="P1">| EmpId | EmpName | Gender | NIC <text:s text:c="11"/>|</text:p>
      <text:p text:style-name="P1">+-------+---------+--------+----------------+</text:p>
      <text:p text:style-name="P1">| <text:s text:c="4"/>1 | Ali <text:s text:c="4"/>| M <text:s text:c="5"/>| 17301-123456-7 |</text:p>
      <text:p text:style-name="P1">| <text:s text:c="4"/>3 | Aalia <text:s text:c="2"/>| F <text:s text:c="5"/>| 17398-123426-8 |</text:p>
      <text:p text:style-name="P1">| <text:s text:c="4"/>5 | Shaheen | M <text:s text:c="5"/>| 17111-123456-7 |</text:p>
      <text:p text:style-name="P1">| <text:s text:c="4"/>6 | Shaheen | F <text:s text:c="5"/>| 17111-123456-8 |</text:p>
      <text:p text:style-name="P1">+-------+---------+--------+----------------+</text:p>
      <text:p text:style-name="P1">4 rows in set (0.00 sec)</text:p>
      <text:p text:style-name="P3"/>
      <text:p text:style-name="P1">MariaDB [nuces]&gt; DELETE FROM EMPLOYEE WHERE EmpName = 'Shaheen' AND Gender = 'M';</text:p>
      <text:p text:style-name="P1">Query OK, 1 row affected (0.01 sec)</text:p>
      <text:p text:style-name="P3"/>
      <text:p text:style-name="P1">MariaDB [nuces]&gt; select * from employee;</text:p>
      <text:p text:style-name="P1">+-------+---------+--------+----------------+</text:p>
      <text:p text:style-name="P1">| EmpId | EmpName | Gender | NIC <text:s text:c="11"/>|</text:p>
      <text:p text:style-name="P1">+-------+---------+--------+----------------+</text:p>
      <text:p text:style-name="P1">| <text:s text:c="4"/>1 | Ali <text:s text:c="4"/>| M <text:s text:c="5"/>| 17301-123456-7 |</text:p>
      <text:p text:style-name="P1">| <text:s text:c="4"/>3 | Aalia <text:s text:c="2"/>| F <text:s text:c="5"/>| 17398-123426-8 |</text:p>
      <text:p text:style-name="P1">| <text:s text:c="4"/>6 | Shaheen | F <text:s text:c="5"/>| 17111-123456-8 |</text:p>
      <text:p text:style-name="P1">+-------+---------+--------+----------------+</text:p>
      <text:p text:style-name="P1">3 rows in set (0.00 sec)</text:p>
      <text:p text:style-name="P3"/>
      <text:p text:style-name="P1">MariaDB [nuces]&gt; UPDATE employee</text:p>
      <text:p text:style-name="P2"><text:s text:c="4"/><text:span text:style-name="T1">-&gt; SET</text:span></text:p>
      <text:p text:style-name="P2"><text:s text:c="4"/><text:span text:style-name="T1">-&gt; EmpName = 'Muhammad Ali',</text:span></text:p>
      <text:p text:style-name="P2"><text:s text:c="4"/><text:span text:style-name="T1">-&gt; NIC = '17301-123456-1'</text:span></text:p>
      <text:p text:style-name="P2"><text:s text:c="4"/><text:span text:style-name="T1">-&gt; WHERE EmpId = 1;</text:span></text:p>
      <text:p text:style-name="P1">Query OK, 1 row affected (0.01 sec)</text:p>
      <text:p text:style-name="P1">Rows matched: 1 <text:s/>Changed: 1 <text:s/>Warnings: 0</text:p>
      <text:p text:style-name="P3"/>
      <text:p text:style-name="P1">MariaDB [nuces]&gt; select * from employee;</text:p>
      <text:p text:style-name="P1">+-------+--------------+--------+----------------+</text:p>
      <text:p text:style-name="P1">| EmpId | EmpName <text:s text:c="5"/>| Gender | NIC <text:s text:c="11"/>|</text:p>
      <text:p text:style-name="P1">+-------+--------------+--------+----------------+</text:p>
      <text:p text:style-name="P1">| <text:s text:c="4"/>1 | Muhammad Ali | M <text:s text:c="5"/>| 17301-123456-1 |</text:p>
      <text:p text:style-name="P1">| <text:s text:c="4"/>3 | Aalia <text:s text:c="7"/>| F <text:s text:c="5"/>| 17398-123426-8 |</text:p>
      <text:p text:style-name="P1">| <text:s text:c="4"/>6 | Shaheen <text:s text:c="5"/>| F <text:s text:c="5"/>| 17111-123456-8 |</text:p>
      <text:p text:style-name="P1">+-------+--------------+--------+----------------+</text:p>
      <text:p text:style-name="P1">3 rows in set (0.00 sec)</text:p>
      <text:p text:style-name="P3"/>
      <text:p text:style-name="P1">MariaDB [nuces]&gt;</text:p>
      <text:p text:style-name="P3"/>
      <text:p text:style-name="P5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3:37:46.631062284</meta:creation-date>
    <dc:date>2019-06-15T13:38:22.470712290</dc:date>
    <meta:editing-duration>PT37S</meta:editing-duration>
    <meta:editing-cycles>1</meta:editing-cycles>
    <meta:document-statistic meta:table-count="0" meta:image-count="0" meta:object-count="0" meta:page-count="4" meta:paragraph-count="191" meta:word-count="1225" meta:character-count="7904" meta:non-whitespace-character-count="6105"/>
    <meta:generator>LibreOffice/6.0.7.3$Linux_X86_64 LibreOffice_project/00m0$Build-3</meta:generator>
  </office:meta>
</office:document-meta>
</file>